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99ccff" draw:fill-hatch-name="Black_20_-45_20_Degrees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hatch" draw:fill-color="#ffffff" draw:fill-hatch-name="Black_20_-45_20_Degrees" draw:textarea-horizontal-align="center" draw:textarea-vertical-align="middle"/>
    </style:style>
    <style:style style:name="gr4" style:family="graphic" style:parent-style-name="standard">
      <style:graphic-properties draw:fill="hatch" draw:fill-color="#ffffff" draw:fill-hatch-name="Black_20_-45_20_Degrees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cm" draw:marker-start="" draw:marker-start-width="0.2cm" draw:marker-end="" draw:marker-end-width="0.2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solid" draw:stroke-dash="Ultrafine_20_Dashed" svg:stroke-width="0.1cm" draw:marker-start="Circle" draw:marker-start-width="0.2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Ultrafine_20_Dashed" svg:stroke-width="0.1cm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Ultrafine_20_Dashed" svg:stroke-width="0.1cm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Ultrafine_20_Dashed" svg:stroke-width="0.1cm" draw:marker-start="" draw:marker-start-width="0.3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Ultrafine_20_Dashed" svg:stroke-width="0cm" draw:marker-start="" draw:marker-start-width="0.2cm" draw:marker-end="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solid" draw:stroke-dash="Ultrafine_20_Dashed" svg:stroke-width="0cm" draw:marker-start="" draw:marker-start-width="0.2cm" draw:marker-end="" draw:marker-end-width="0.2cm" draw:textarea-horizontal-align="center" draw:textarea-vertical-align="middle"/>
    </style:style>
    <style:style style:name="gr14" style:family="graphic" style:parent-style-name="standard">
      <style:graphic-properties draw:stroke="dash" draw:stroke-dash="Ultrafine_20_Dashed" svg:stroke-width="0cm" draw:marker-start="" draw:marker-start-width="0.2cm" draw:marker-end="" draw:marker-end-width="0.2cm" draw:textarea-horizontal-align="center" draw:textarea-vertical-align="middle"/>
    </style:style>
    <style:style style:name="gr15" style:family="graphic" style:parent-style-name="standard">
      <style:graphic-properties draw:stroke="solid" draw:stroke-dash="Ultrafine_20_Dashed" svg:stroke-width="0.1cm" draw:marker-start="" draw:marker-start-width="0.2cm" draw:marker-end="" draw:marker-end-width="0.2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Ultrafine_20_Dashed" svg:stroke-width="0.1cm" draw:marker-start="" draw:marker-start-width="0.2cm" draw:marker-end="" draw:marker-end-width="0.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polygon draw:style-name="gr1" draw:text-style-name="P1" draw:layer="layout" svg:width="2.999cm" svg:height="2.999cm" svg:x="1cm" svg:y="2cm" svg:viewBox="0 0 3000 3000" draw:points="0,0 3000,0 3000,3000 0,3000">
          <text:p/>
        </draw:polygon>
        <draw:polygon draw:style-name="gr2" draw:text-style-name="P1" draw:layer="layout" svg:width="3.999cm" svg:height="0.999cm" svg:x="1cm" svg:y="1cm" svg:viewBox="0 0 4000 1000" draw:points="1000,0 4000,0 3000,1000 0,1000">
          <text:p/>
        </draw:polygon>
        <draw:polygon draw:style-name="gr1" draw:text-style-name="P1" draw:layer="layout" svg:width="0.999cm" svg:height="3.999cm" svg:x="4cm" svg:y="1cm" svg:viewBox="0 0 1000 4000" draw:points="1000,0 1000,3000 0,4000 0,1000">
          <text:p/>
        </draw:polygon>
        <draw:polygon draw:style-name="gr2" draw:text-style-name="P1" draw:layer="layout" svg:width="2.999cm" svg:height="2.999cm" svg:x="6.5cm" svg:y="24.5cm" svg:viewBox="0 0 3000 3000" draw:points="0,0 3000,0 3000,3000 0,3000">
          <text:p/>
        </draw:polygon>
        <draw:polygon draw:style-name="gr2" draw:text-style-name="P1" draw:layer="layout" svg:width="3.999cm" svg:height="0.999cm" svg:x="6.5cm" svg:y="23.5cm" svg:viewBox="0 0 4000 1000" draw:points="1000,0 4000,0 3000,1000 0,1000">
          <text:p/>
        </draw:polygon>
        <draw:polygon draw:style-name="gr2" draw:text-style-name="P1" draw:layer="layout" svg:width="0.999cm" svg:height="3.999cm" svg:x="9.5cm" svg:y="23.5cm" svg:viewBox="0 0 1000 4000" draw:points="1000,0 1000,3000 0,4000 0,1000">
          <text:p/>
        </draw:polygon>
        <draw:polygon draw:style-name="gr3" draw:text-style-name="P1" draw:layer="layout" svg:width="2.999cm" svg:height="2.999cm" svg:x="1cm" svg:y="8cm" svg:viewBox="0 0 3000 3000" draw:points="0,0 3000,0 3000,3000 0,3000">
          <text:p/>
        </draw:polygon>
        <draw:polygon draw:style-name="gr2" draw:text-style-name="P1" draw:layer="layout" svg:width="3.999cm" svg:height="0.999cm" svg:x="1cm" svg:y="7cm" svg:viewBox="0 0 4000 1000" draw:points="1000,0 4000,0 3000,1000 0,1000">
          <text:p/>
        </draw:polygon>
        <draw:polygon draw:style-name="gr4" draw:text-style-name="P1" draw:layer="layout" svg:width="2.999cm" svg:height="2.999cm" svg:x="4cm" svg:y="8cm" svg:viewBox="0 0 3000 3000" draw:points="0,0 3000,0 3000,3000 0,3000">
          <text:p/>
        </draw:polygon>
        <draw:polygon draw:style-name="gr2" draw:text-style-name="P1" draw:layer="layout" svg:width="3.999cm" svg:height="0.999cm" svg:x="4cm" svg:y="7cm" svg:viewBox="0 0 4000 1000" draw:points="1000,0 4000,0 3000,1000 0,1000">
          <text:p/>
        </draw:polygon>
        <draw:polygon draw:style-name="gr2" draw:text-style-name="P1" draw:layer="layout" svg:width="0.999cm" svg:height="3.999cm" svg:x="7cm" svg:y="7cm" svg:viewBox="0 0 1000 4000" draw:points="1000,0 1000,3000 0,4000 0,1000">
          <text:p/>
        </draw:polygon>
        <draw:polygon draw:style-name="gr2" draw:text-style-name="P1" draw:layer="layout" svg:width="3.999cm" svg:height="0.999cm" svg:x="2cm" svg:y="12cm" svg:viewBox="0 0 4000 1000" draw:points="1000,0 4000,0 3000,1000 0,1000">
          <text:p/>
        </draw:polygon>
        <draw:polygon draw:style-name="gr3" draw:text-style-name="P1" draw:layer="layout" svg:width="2.999cm" svg:height="2.999cm" svg:x="5cm" svg:y="13cm" svg:viewBox="0 0 3000 3000" draw:points="0,0 3000,0 3000,3000 0,3000">
          <text:p/>
        </draw:polygon>
        <draw:polygon draw:style-name="gr2" draw:text-style-name="P1" draw:layer="layout" svg:width="3.999cm" svg:height="0.999cm" svg:x="5cm" svg:y="12cm" svg:viewBox="0 0 4000 1000" draw:points="1000,0 4000,0 3000,1000 0,1000">
          <text:p/>
        </draw:polygon>
        <draw:polygon draw:style-name="gr2" draw:text-style-name="P1" draw:layer="layout" svg:width="0.999cm" svg:height="3.999cm" svg:x="8cm" svg:y="12cm" svg:viewBox="0 0 1000 4000" draw:points="1000,0 1000,3000 0,4000 0,1000">
          <text:p/>
        </draw:polygon>
        <draw:polygon draw:style-name="gr2" draw:text-style-name="P1" draw:layer="layout" svg:width="2.999cm" svg:height="2.999cm" svg:x="1cm" svg:y="14cm" svg:viewBox="0 0 3000 3000" draw:points="0,0 3000,0 3000,3000 0,3000">
          <text:p/>
        </draw:polygon>
        <draw:polygon draw:style-name="gr2" draw:text-style-name="P1" draw:layer="layout" svg:width="3.999cm" svg:height="0.999cm" svg:x="1cm" svg:y="13cm" svg:viewBox="0 0 4000 1000" draw:points="1000,0 4000,0 3000,1000 0,1000">
          <text:p/>
        </draw:polygon>
        <draw:polygon draw:style-name="gr3" draw:text-style-name="P1" draw:layer="layout" svg:width="0.999cm" svg:height="3.999cm" svg:x="4cm" svg:y="13cm" svg:viewBox="0 0 1000 4000" draw:points="1000,0 1000,3000 0,4000 0,1000">
          <text:p/>
        </draw:polygon>
        <draw:polygon draw:style-name="gr2" draw:text-style-name="P1" draw:layer="layout" svg:width="2.999cm" svg:height="2.999cm" svg:x="11cm" svg:y="2cm" svg:viewBox="0 0 3000 3000" draw:points="0,0 3000,0 3000,3000 0,3000">
          <text:p/>
        </draw:polygon>
        <draw:polygon draw:style-name="gr2" draw:text-style-name="P1" draw:layer="layout" svg:width="3.999cm" svg:height="0.999cm" svg:x="11cm" svg:y="1cm" svg:viewBox="0 0 4000 1000" draw:points="1000,0 4000,0 3000,1000 0,1000">
          <text:p/>
        </draw:polygon>
        <draw:polygon draw:style-name="gr2" draw:text-style-name="P1" draw:layer="layout" svg:width="0.999cm" svg:height="3.999cm" svg:x="14cm" svg:y="1cm" svg:viewBox="0 0 1000 4000" draw:points="1000,0 1000,3000 0,4000 0,1000">
          <text:p/>
        </draw:polygon>
        <draw:polygon draw:style-name="gr2" draw:text-style-name="P1" draw:layer="layout" svg:width="2.999cm" svg:height="2.999cm" svg:x="14cm" svg:y="2cm" svg:viewBox="0 0 3000 3000" draw:points="0,0 3000,0 3000,3000 0,3000">
          <text:p/>
        </draw:polygon>
        <draw:polygon draw:style-name="gr2" draw:text-style-name="P1" draw:layer="layout" svg:width="3.999cm" svg:height="0.999cm" svg:x="14cm" svg:y="1cm" svg:viewBox="0 0 4000 1000" draw:points="1000,0 4000,0 3000,1000 0,1000">
          <text:p/>
        </draw:polygon>
        <draw:polygon draw:style-name="gr2" draw:text-style-name="P1" draw:layer="layout" svg:width="0.999cm" svg:height="3.999cm" svg:x="17cm" svg:y="1cm" svg:viewBox="0 0 1000 4000" draw:points="1000,0 1000,3000 0,4000 0,1000">
          <text:p/>
        </draw:polygon>
        <draw:polygon draw:style-name="gr2" draw:text-style-name="P1" draw:layer="layout" svg:width="2.999cm" svg:height="2.999cm" svg:x="10cm" svg:y="3cm" svg:viewBox="0 0 3000 3000" draw:points="0,0 3000,0 3000,3000 0,3000">
          <text:p/>
        </draw:polygon>
        <draw:polygon draw:style-name="gr2" draw:text-style-name="P1" draw:layer="layout" svg:width="3.999cm" svg:height="0.999cm" svg:x="10cm" svg:y="2cm" svg:viewBox="0 0 4000 1000" draw:points="1000,0 4000,0 3000,1000 0,1000">
          <text:p/>
        </draw:polygon>
        <draw:polygon draw:style-name="gr2" draw:text-style-name="P1" draw:layer="layout" svg:width="0.999cm" svg:height="3.999cm" svg:x="13cm" svg:y="2cm" svg:viewBox="0 0 1000 4000" draw:points="1000,0 1000,3000 0,4000 0,1000">
          <text:p/>
        </draw:polygon>
        <draw:polygon draw:style-name="gr2" draw:text-style-name="P1" draw:layer="layout" svg:width="2.999cm" svg:height="2.999cm" svg:x="3.5cm" svg:y="21.5cm" svg:viewBox="0 0 3000 3000" draw:points="0,0 3000,0 3000,3000 0,3000">
          <text:p/>
        </draw:polygon>
        <draw:polygon draw:style-name="gr2" draw:text-style-name="P1" draw:layer="layout" svg:width="3.999cm" svg:height="0.999cm" svg:x="3.5cm" svg:y="20.5cm" svg:viewBox="0 0 4000 1000" draw:points="1000,0 4000,0 3000,1000 0,1000">
          <text:p/>
        </draw:polygon>
        <draw:polygon draw:style-name="gr2" draw:text-style-name="P1" draw:layer="layout" svg:width="0.999cm" svg:height="3.999cm" svg:x="6.5cm" svg:y="20.5cm" svg:viewBox="0 0 1000 4000" draw:points="1000,0 1000,3000 0,4000 0,1000">
          <text:p/>
        </draw:polygon>
        <draw:polygon draw:style-name="gr2" draw:text-style-name="P1" draw:layer="layout" svg:width="2.999cm" svg:height="2.999cm" svg:x="7.5cm" svg:y="20.5cm" svg:viewBox="0 0 3000 3000" draw:points="0,0 3000,0 3000,3000 0,3000">
          <text:p/>
        </draw:polygon>
        <draw:polygon draw:style-name="gr2" draw:text-style-name="P1" draw:layer="layout" svg:width="3.999cm" svg:height="0.999cm" svg:x="7.5cm" svg:y="19.5cm" svg:viewBox="0 0 4000 1000" draw:points="1000,0 4000,0 3000,1000 0,1000">
          <text:p/>
        </draw:polygon>
        <draw:polygon draw:style-name="gr2" draw:text-style-name="P1" draw:layer="layout" svg:width="0.999cm" svg:height="3.999cm" svg:x="10.5cm" svg:y="19.5cm" svg:viewBox="0 0 1000 4000" draw:points="1000,0 1000,3000 0,4000 0,1000">
          <text:p/>
        </draw:polygon>
        <draw:polygon draw:style-name="gr2" draw:text-style-name="P1" draw:layer="layout" svg:width="2.999cm" svg:height="2.999cm" svg:x="6.5cm" svg:y="21.5cm" svg:viewBox="0 0 3000 3000" draw:points="0,0 3000,0 3000,3000 0,3000">
          <text:p/>
        </draw:polygon>
        <draw:polygon draw:style-name="gr2" draw:text-style-name="P1" draw:layer="layout" svg:width="3.999cm" svg:height="0.999cm" svg:x="6.5cm" svg:y="20.5cm" svg:viewBox="0 0 4000 1000" draw:points="1000,0 4000,0 3000,1000 0,1000">
          <text:p/>
        </draw:polygon>
        <draw:polygon draw:style-name="gr2" draw:text-style-name="P1" draw:layer="layout" svg:width="0.999cm" svg:height="3.999cm" svg:x="9.5cm" svg:y="20.5cm" svg:viewBox="0 0 1000 4000" draw:points="1000,0 1000,3000 0,4000 0,1000">
          <text:p/>
        </draw:polygon>
        <draw:polygon draw:style-name="gr2" draw:text-style-name="P1" draw:layer="layout" svg:width="2.999cm" svg:height="2.999cm" svg:x="6.5cm" svg:y="18.5cm" svg:viewBox="0 0 3000 3000" draw:points="0,0 3000,0 3000,3000 0,3000">
          <text:p/>
        </draw:polygon>
        <draw:polygon draw:style-name="gr2" draw:text-style-name="P1" draw:layer="layout" svg:width="3.999cm" svg:height="0.999cm" svg:x="6.5cm" svg:y="17.5cm" svg:viewBox="0 0 4000 1000" draw:points="1000,0 4000,0 3000,1000 0,1000">
          <text:p/>
        </draw:polygon>
        <draw:polygon draw:style-name="gr2" draw:text-style-name="P1" draw:layer="layout" svg:width="0.999cm" svg:height="3.999cm" svg:x="9.5cm" svg:y="17.5cm" svg:viewBox="0 0 1000 4000" draw:points="1000,0 1000,3000 0,4000 0,1000">
          <text:p/>
        </draw:polygon>
        <draw:polygon draw:style-name="gr2" draw:text-style-name="P1" draw:layer="layout" svg:width="2.999cm" svg:height="2.999cm" svg:x="9.5cm" svg:y="21.5cm" svg:viewBox="0 0 3000 3000" draw:points="0,0 3000,0 3000,3000 0,3000">
          <text:p/>
        </draw:polygon>
        <draw:polygon draw:style-name="gr2" draw:text-style-name="P1" draw:layer="layout" svg:width="3.999cm" svg:height="0.999cm" svg:x="9.5cm" svg:y="20.5cm" svg:viewBox="0 0 4000 1000" draw:points="1000,0 4000,0 3000,1000 0,1000">
          <text:p/>
        </draw:polygon>
        <draw:polygon draw:style-name="gr2" draw:text-style-name="P1" draw:layer="layout" svg:width="0.999cm" svg:height="3.999cm" svg:x="12.5cm" svg:y="20.5cm" svg:viewBox="0 0 1000 4000" draw:points="1000,0 1000,3000 0,4000 0,1000">
          <text:p/>
        </draw:polygon>
        <draw:polygon draw:style-name="gr2" draw:text-style-name="P1" draw:layer="layout" svg:width="2.999cm" svg:height="2.999cm" svg:x="5.5cm" svg:y="22.5cm" svg:viewBox="0 0 3000 3000" draw:points="0,0 3000,0 3000,3000 0,3000">
          <text:p/>
        </draw:polygon>
        <draw:polygon draw:style-name="gr2" draw:text-style-name="P1" draw:layer="layout" svg:width="3.999cm" svg:height="0.999cm" svg:x="5.5cm" svg:y="21.5cm" svg:viewBox="0 0 4000 1000" draw:points="1000,0 4000,0 3000,1000 0,1000">
          <text:p/>
        </draw:polygon>
        <draw:polygon draw:style-name="gr2" draw:text-style-name="P1" draw:layer="layout" svg:width="0.999cm" svg:height="3.999cm" svg:x="8.5cm" svg:y="21.5cm" svg:viewBox="0 0 1000 4000" draw:points="1000,0 1000,3000 0,4000 0,1000">
          <text:p/>
        </draw:polygon>
        <draw:polygon draw:style-name="gr2" draw:text-style-name="P1" draw:layer="layout" svg:width="0.999cm" svg:height="3.999cm" svg:x="3cm" svg:y="2cm" svg:viewBox="0 0 1000 4000" draw:points="1000,0 1000,3000 0,4000 0,1000">
          <text:p/>
        </draw:polygon>
        <draw:polygon draw:style-name="gr2" draw:text-style-name="P1" draw:layer="layout" svg:width="2.999cm" svg:height="2.999cm" svg:x="3cm" svg:y="3cm" svg:viewBox="0 0 3000 3000" draw:points="0,0 3000,0 3000,3000 0,3000">
          <text:p/>
        </draw:polygon>
        <draw:polygon draw:style-name="gr2" draw:text-style-name="P1" draw:layer="layout" svg:width="3.999cm" svg:height="0.999cm" svg:x="3cm" svg:y="2cm" svg:viewBox="0 0 4000 1000" draw:points="1000,0 4000,0 3000,1000 0,1000">
          <text:p/>
        </draw:polygon>
        <draw:polygon draw:style-name="gr2" draw:text-style-name="P1" draw:layer="layout" svg:width="0.999cm" svg:height="3.999cm" svg:x="6cm" svg:y="2cm" svg:viewBox="0 0 1000 4000" draw:points="1000,0 1000,3000 0,4000 0,1000">
          <text:p/>
        </draw:polygon>
      </draw:page>
      <draw:page draw:name="page2" draw:style-name="dp1" draw:master-page-name="標準">
        <draw:custom-shape draw:style-name="gr5" draw:text-style-name="P1" draw:layer="layout" svg:width="6cm" svg:height="2cm" svg:x="1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2" draw:text-style-name="P1" draw:layer="layout" svg:width="2.999cm" svg:height="3.999cm" svg:x="4cm" svg:y="8cm" svg:viewBox="0 0 3000 4000" draw:points="0,1000 3000,0 3000,3000 0,4000">
          <text:p/>
        </draw:polygon>
        <draw:polygon draw:style-name="gr2" draw:text-style-name="P1" draw:layer="layout" svg:width="2.999cm" svg:height="3.999cm" svg:x="7cm" svg:y="8cm" svg:viewBox="0 0 3000 4000" draw:points="0,0 3000,1000 3000,4000 0,3000">
          <text:p/>
        </draw:polygon>
        <draw:custom-shape draw:style-name="gr5" draw:text-style-name="P1" draw:layer="layout" svg:width="6cm" svg:height="2cm" svg:x="7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2" draw:text-style-name="P1" draw:layer="layout" svg:width="2.999cm" svg:height="3.999cm" svg:x="4cm" svg:y="9cm" svg:viewBox="0 0 3000 4000" draw:points="0,0 3000,1000 3000,4000 0,3000">
          <text:p/>
        </draw:polygon>
        <draw:polygon draw:style-name="gr2" draw:text-style-name="P1" draw:layer="layout" svg:width="2.999cm" svg:height="3.999cm" svg:x="7cm" svg:y="9cm" svg:viewBox="0 0 3000 4000" draw:points="0,1000 3000,0 3000,3000 0,4000">
          <text:p/>
        </draw:polygon>
        <draw:polygon draw:style-name="gr2" draw:text-style-name="P1" draw:layer="layout" svg:width="2.999cm" svg:height="3.999cm" svg:x="1cm" svg:y="5cm" svg:viewBox="0 0 3000 4000" draw:points="0,0 3000,1000 3000,4000 0,3000">
          <text:p/>
        </draw:polygon>
        <draw:custom-shape draw:style-name="gr5" draw:text-style-name="P1" draw:layer="layout" svg:width="6cm" svg:height="2cm" svg:x="1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6cm" svg:height="2cm" svg:x="1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2" draw:text-style-name="P1" draw:layer="layout" svg:width="2.999cm" svg:height="3.999cm" svg:x="4cm" svg:y="5cm" svg:viewBox="0 0 3000 4000" draw:points="0,1000 3000,0 3000,3000 0,4000">
          <text:p/>
        </draw:polygon>
        <draw:polygon draw:style-name="gr2" draw:text-style-name="P1" draw:layer="layout" svg:width="2.999cm" svg:height="3.999cm" svg:x="7cm" svg:y="5cm" svg:viewBox="0 0 3000 4000" draw:points="0,0 3000,1000 3000,4000 0,3000">
          <text:p/>
        </draw:polygon>
        <draw:custom-shape draw:style-name="gr6" draw:text-style-name="P1" draw:layer="layout" svg:width="6cm" svg:height="2cm" svg:x="4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6cm" svg:height="2cm" svg:x="7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2" draw:text-style-name="P1" draw:layer="layout" svg:width="2.999cm" svg:height="3.999cm" svg:x="10cm" svg:y="5cm" svg:viewBox="0 0 3000 4000" draw:points="0,1000 3000,0 3000,3000 0,4000">
          <text:p/>
        </draw:polygon>
        <draw:custom-shape draw:style-name="gr6" draw:text-style-name="P1" draw:layer="layout" svg:width="6cm" svg:height="2cm" svg:x="7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6cm" svg:height="2cm" svg:x="4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7cm" svg:y1="5cm" svg:x2="7cm" svg:y2="8cm">
          <text:p/>
        </draw:line>
        <draw:line draw:style-name="gr7" draw:text-style-name="P1" draw:layer="layout" svg:x1="10cm" svg:y1="6cm" svg:x2="10cm" svg:y2="9cm">
          <text:p/>
        </draw:line>
        <draw:line draw:style-name="gr8" draw:text-style-name="P1" draw:layer="layout" svg:x1="7cm" svg:y1="9.525cm" svg:x2="7.104cm" svg:y2="8cm">
          <text:p/>
        </draw:line>
        <draw:line draw:style-name="gr9" draw:text-style-name="P1" draw:layer="layout" svg:x1="7.104cm" svg:y1="8cm" svg:x2="7cm" svg:y2="7.805cm">
          <text:p/>
        </draw:line>
        <draw:line draw:style-name="gr10" draw:text-style-name="P1" draw:layer="layout" svg:x1="7cm" svg:y1="7.805cm" svg:x2="7.184cm" svg:y2="7.911cm">
          <text:p/>
        </draw:line>
        <draw:line draw:style-name="gr11" draw:text-style-name="P1" draw:layer="layout" svg:x1="7.184cm" svg:y1="7.898cm" svg:x2="7.144cm" svg:y2="6.165cm">
          <text:p/>
        </draw:line>
        <draw:polygon draw:style-name="gr2" draw:text-style-name="P1" draw:layer="layout" svg:width="2.999cm" svg:height="3.999cm" svg:x="10cm" svg:y="8cm" svg:viewBox="0 0 3000 4000" draw:points="0,1000 3000,0 3000,3000 0,4000">
          <text:p/>
        </draw:polygon>
        <draw:polygon draw:style-name="gr2" draw:text-style-name="P1" draw:layer="layout" svg:width="2.999cm" svg:height="3.999cm" svg:x="1cm" svg:y="8cm" svg:viewBox="0 0 3000 4000" draw:points="0,0 3000,1000 3000,4000 0,3000">
          <text:p/>
        </draw:polygon>
        <draw:circle draw:style-name="gr12" draw:text-style-name="P1" draw:layer="layout" svg:width="1cm" svg:height="1cm" svg:x="6.5cm" svg:y="7.5cm">
          <text:p/>
        </draw:circle>
        <draw:ellipse draw:style-name="gr12" draw:text-style-name="P1" draw:layer="layout" svg:width="6cm" svg:height="7cm" svg:x="14cm" svg:y="5cm">
          <text:p/>
        </draw:ellipse>
        <draw:line draw:style-name="gr13" draw:text-style-name="P1" draw:layer="layout" svg:x1="7cm" svg:y1="7.5cm" svg:x2="16.371cm" svg:y2="5.08cm">
          <text:p/>
        </draw:line>
        <draw:line draw:style-name="gr13" draw:text-style-name="P1" draw:layer="layout" svg:x1="7cm" svg:y1="8.5cm" svg:x2="16.133cm" svg:y2="11.853cm">
          <text:p/>
        </draw:line>
        <draw:line draw:style-name="gr13" draw:text-style-name="P1" draw:layer="layout" svg:x1="17cm" svg:y1="5cm" svg:x2="17cm" svg:y2="8.5cm">
          <text:p/>
        </draw:line>
        <draw:line draw:style-name="gr13" draw:text-style-name="P1" draw:layer="layout" svg:x1="17cm" svg:y1="8.5cm" svg:x2="14.142cm" svg:y2="9.432cm">
          <text:p/>
        </draw:line>
        <draw:line draw:style-name="gr13" draw:text-style-name="P1" draw:layer="layout" svg:x1="17cm" svg:y1="8.5cm" svg:x2="19.857cm" svg:y2="9.432cm">
          <text:p/>
        </draw:line>
        <draw:line draw:style-name="gr14" draw:text-style-name="P1" draw:layer="layout" svg:x1="17cm" svg:y1="8.5cm" svg:x2="19.87cm" svg:y2="7.567cm">
          <text:p/>
        </draw:line>
        <draw:line draw:style-name="gr14" draw:text-style-name="P1" draw:layer="layout" svg:x1="17cm" svg:y1="8.5cm" svg:x2="14.116cm" svg:y2="7.567cm">
          <text:p/>
        </draw:line>
        <draw:line draw:style-name="gr15" draw:text-style-name="P1" draw:layer="layout" svg:x1="17.436cm" svg:y1="12cm" svg:x2="18.071cm" svg:y2="8.864cm">
          <text:p/>
        </draw:line>
        <draw:line draw:style-name="gr15" draw:text-style-name="P1" draw:layer="layout" svg:x1="17cm" svg:y1="7cm" svg:x2="18.071cm" svg:y2="8.864cm">
          <text:p/>
        </draw:line>
        <draw:line draw:style-name="gr16" draw:text-style-name="P1" draw:layer="layout" svg:x1="17cm" svg:y1="7cm" svg:x2="18.362cm" svg:y2="8.043cm">
          <text:p/>
        </draw:line>
        <draw:line draw:style-name="gr16" draw:text-style-name="P1" draw:layer="layout" svg:x1="18.362cm" svg:y1="8.043cm" svg:x2="17.595cm" svg:y2="5.1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fill="hatch" draw:fill-hatch-solid="false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Hisayori Noda</meta:initial-creator>
    <meta:creation-date>2008-10-18T19:35:22.22</meta:creation-date>
    <dc:date>2008-10-18T22:48:39.65</dc:date>
    <dc:creator>Yu SUGAWARA</dc:creator>
    <meta:editing-duration>PT01H09M24S</meta:editing-duration>
    <meta:editing-cycles>3</meta:editing-cycles>
    <meta:generator>OpenOffice.org/3.0$Win32 OpenOffice.org_project/300m9$Build-9358</meta:generator>
    <meta:document-statistic meta:object-count="86"/>
    <meta:user-defined meta:name="情報 1"/>
    <meta:user-defined meta:name="情報 2"/>
    <meta:user-defined meta:name="情報 3"/>
    <meta:user-defined meta:name="情報 4"/>
  </office:meta>
</office:document-meta>
</file>